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789" officeooo:paragraph-rsid="000f1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ions:</text:p>
      <text:p text:style-name="P1"/>
      <text:p text:style-name="P1">portal animation:</text:p>
      <text:p text:style-name="P1">Hansjörg Malthaner, link: http://opengameart.org/users/varkaland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00:22:31.170237705</meta:creation-date>
    <dc:date>2021-08-02T00:23:31.622008126</dc:date>
    <meta:editing-duration>PT1M</meta:editing-duration>
    <meta:editing-cycles>1</meta:editing-cycles>
    <meta:document-statistic meta:table-count="0" meta:image-count="0" meta:object-count="0" meta:page-count="1" meta:paragraph-count="3" meta:word-count="7" meta:character-count="96" meta:non-whitespace-character-count="92"/>
    <meta:generator>LibreOffice/6.4.7.2$Linux_X86_64 LibreOffice_project/40$Build-2</meta:generator>
  </office:meta>
</office:document-meta>
</file>